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style:text-line-through-style="solid" style:text-line-through-type="singl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fo:font-style="italic"/>
    </style:style>
    <style:style style:name="T2" style:family="text">
      <style:text-properties style:font-name="Liberation Mono"/>
    </style:style>
    <style:style style:name="T3" style:family="text">
      <style:text-properties style:text-line-through-style="solid" style:text-line-through-type="single" fo:font-style="italic" fo:font-weight="bold" style:font-style-asian="italic" style:font-style-complex="italic"/>
    </style:style>
    <style:style style:name="T4" style:family="text">
      <style:text-properties style:text-line-through-style="solid" style:text-line-through-type="single" fo:font-style="italic" style:font-style-asian="italic" style:font-style-complex="italic"/>
    </style:style>
    <style:style style:name="T5" style:family="text">
      <style:text-properties style:text-line-through-style="solid" style:text-line-through-type="single" style:font-name="Liberation Mono" fo:font-style="italic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style:font-name="Liberation Mono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deas: Tighter integration between austin311.com and @austin311bot</text:h>
      <text:p text:style-name="Text_20_body">Here's what I see and a set of ideas grouped by theme. Treat this as a menu — happy to drill into any of them or skip the rest.</text:p>
      <text:h text:style-name="Heading_20_2" text:outline-level="2">What you have today</text:h>
      <text:list text:style-name="L1">
        <text:list-item>
          <text:p text:style-name="P1">17 map pages on the site, all with rich popups (ticket link, address, status, description, sometimes scraped Additional Details). Hub at <text:a xlink:type="simple" xlink:href="../docs/index.html" text:style-name="Internet_20_link" text:visited-style-name="Visited_20_Internet_20_Link">docs/index.html</text:a> is a clean card grid with a single "Get alerts on Telegram" CTA at the bottom.</text:p>
        </text:list-item>
        <text:list-item>
          <text:p text:style-name="P1">The bot exposes ~25 commands (<text:a xlink:type="simple" xlink:href="../austin311_bot.py#L2384-L2391" text:style-name="Internet_20_link" text:visited-style-name="Visited_20_Internet_20_Link">austin311_bot.py:2384-2391</text:a>) and links <text:span text:style-name="T1">out</text:span> to the maps in handlers (<text:a xlink:type="simple" xlink:href="../austin311_bot.py#L317" text:style-name="Internet_20_link" text:visited-style-name="Visited_20_Internet_20_Link">austin311_bot.py:317-2324</text:a>), but the maps don't link <text:span text:style-name="T1">into</text:span> a specific bot action.</text:p>
        </text:list-item>
        <text:list-item>
          <text:p text:style-name="P1">Geographic alerts (<text:span text:style-name="T2">nearby_311</text:span>, <text:span text:style-name="T2">animal_nearby</text:span>, <text:span text:style-name="T2">crash_nearby</text:span>) all run as daily 08:00 UTC digests (<text:a xlink:type="simple" xlink:href="../austin311_bot.py#L2413" text:style-name="Internet_20_link" text:visited-style-name="Visited_20_Internet_20_Link">austin311_bot.py:2413-2414</text:a>).</text:p>
        </text:list-item>
      </text:list>
      <text:p text:style-name="Text_20_body">The biggest gap: the site and the bot share data but don't share <text:span text:style-name="T1">user intent</text:span>. A visitor who sees a hot spot on the parking map has to manually <text:span text:style-name="T2">/subscribe</text:span> and re-type the address.</text:p>
      <text:h text:style-name="Heading_20_2" text:outline-level="2">Ideas, ordered by effort</text:h>
      <text:h text:style-name="Heading_20_3" text:outline-level="3">Quick wins</text:h>
      <text:list text:style-name="L2">
        <text:list-item>
          <text:p text:style-name="P2"><text:span text:style-name="T3">"Subscribe to alerts here" button inside every popup.</text:span><text:span text:style-name="T4"> Telegram supports start-payload deep links: </text:span><text:span text:style-name="T5">https://t.me/austin311bot?start=sub_311_30.245_-97.789_05</text:span><text:span text:style-name="T4">. Parse the payload in </text:span><text:span text:style-name="T5">start()</text:span><text:span text:style-name="T4"> (</text:span><text:a xlink:type="simple" xlink:href="../austin311_bot.py#L2396" text:style-name="Internet_20_link" text:visited-style-name="Visited_20_Internet_20_Link"><text:span text:style-name="T4">austin311_bot.py:2396</text:span></text:a><text:span text:style-name="T4">) and skip straight to the radius-confirmation step in the alerts flow. One click on the map → subscribed.</text:span></text:p>
        </text:list-item>
        <text:list-item>
          <text:p text:style-name="P2"><text:span text:style-name="T6">"Open in bot" link in each map's header.</text:span> Next to your dark-mode toggle, add <text:span text:style-name="T2">t.me/austin311bot?start=&lt;service&gt;</text:span> so people who hit the map from Twitter can land in the bot pre-loaded on that command.</text:p>
        </text:list-item>
        <text:list-item>
          <text:p text:style-name="P2"><text:span text:style-name="T6">Right-click / long-press a map to subscribe to that point.</text:span> Leaflet contextmenu plugin → drop a pin → "📍 Alert me on Telegram for this spot." Lat/lon embedded in the same start-payload from #1.</text:p>
        </text:list-item>
        <text:list-item>
          <text:p text:style-name="P2"><text:span text:style-name="T6">Use the canonical short URL everywhere.</text:span> Bot handlers and alert messages currently mix <text:span text:style-name="T2">austin311.com</text:span> and <text:span text:style-name="T2">seanatwork.github.io/austin311bot-unofficial</text:span>. Pick one and replace the long URL in <text:a xlink:type="simple" xlink:href="../austin311_bot.py#L317" text:style-name="Internet_20_link" text:visited-style-name="Visited_20_Internet_20_Link">austin311_bot.py:317-2324</text:a>.</text:p>
        </text:list-item>
        <text:list-item>
          <text:p text:style-name="P3"><text:span text:style-name="T6">Open Graph cards per map.</text:span> Add <text:span text:style-name="T2">og:title</text:span>, <text:span text:style-name="T2">og:description</text:span>, <text:span text:style-name="T2">og:image</text:span> (static PNG snapshot of the map) to each <text:span text:style-name="T2">docs/&lt;svc&gt;/index.html</text:span>. Twitter/Slack/iMessage previews drive a lot more bot signups than bare links.</text:p>
        </text:list-item>
      </text:list>
      <text:h text:style-name="Heading_20_3" text:outline-level="3" text:is-list-header="true"><text:soft-page-break/>Medium</text:h>
      <text:list text:style-name="L3">
        <text:list-item>
          <text:p text:style-name="P4"><text:span text:style-name="T6">Telegram WebApp buttons.</text:span> Replace the current "🗺️ Open Map" <text:span text:style-name="T2">url=</text:span> buttons with <text:span text:style-name="T2">WebAppInfo(url=...)</text:span>. Maps then open <text:span text:style-name="T1">inside</text:span> Telegram on mobile — no browser context switch, theme syncs to the chat. Game-changer for the parking/traffic flow.</text:p>
        </text:list-item>
        <text:list-item>
          <text:p text:style-name="P4"><text:span text:style-name="T6">Per-report deep link in alerts.</text:span> The new richer alert links to the ticket page; also link to the map with the specific marker open, e.g. <text:span text:style-name="T2">austin311.com/animal/#report=26-00131487</text:span>. Add a small JS snippet to each map that reads <text:span text:style-name="T2">location.hash</text:span> and pops that marker on load.</text:p>
        </text:list-item>
        <text:list-item>
          <text:p text:style-name="P4"><text:span text:style-name="T6">Photo attachments in alerts.</text:span> Open311 returns <text:span text:style-name="T2">media_url</text:span> on some reports. When present, send via <text:span text:style-name="T2">bot.send_photo()</text:span> instead of plain text — same "popup" parity goal as the change you just made.</text:p>
        </text:list-item>
        <text:list-item>
          <text:p text:style-name="P4"><text:span text:style-name="T7">/myblock</text:span><text:span text:style-name="T6"> unified digest.</text:span> Single command that runs every category's nearby-radius query against the user's saved location and returns a one-shot snapshot ("This week within 0.5 mi: 3 potholes, 1 crash, 0 crimes, 4 parking, 2 graffiti"). Reuses the existing <text:span text:style-name="T2">_haversine_miles</text:span> and existing fetch helpers.</text:p>
        </text:list-item>
        <text:list-item>
          <text:p text:style-name="P4"><text:span text:style-name="T6">Resolution-update alerts.</text:span> You now render status notes nicely. Tracking known-open tickets and pinging when they flip to Closed turns the bot into "the city's response tracker for me," not just "what got reported."</text:p>
        </text:list-item>
      </text:list>
      <text:h text:style-name="Heading_20_3" text:outline-level="3" text:is-list-header="true">Bigger bets</text:h>
      <text:list text:style-name="L4">
        <text:list-item>
          <text:p text:style-name="P5"><text:span text:style-name="T6">Report-from-bot via Open311 POST.</text:span> The city's Open311 v2 supports <text:span text:style-name="T2">requests.json</text:span> POSTs with an API key. <text:span text:style-name="T2">/report Pothole 4500 S Lamar</text:span> becomes a real ticket. Closes the read/write loop and is the only meaningful differentiator vs. just being a viewer.</text:p>
        </text:list-item>
        <text:list-item>
          <text:p text:style-name="P5"><text:span text:style-name="T6">Personalized overlays on the map.</text:span> If a user opens the site via a signed bot link, render their alert circles (radius rings) on top of the heatmap. "Here's <text:span text:style-name="T1">my</text:span> area, here's everything in it."</text:p>
        </text:list-item>
        <text:list-item>
          <text:p text:style-name="P5"><text:span text:style-name="T6">Live-pulse landing page.</text:span> Replace the static "Real data on what your city is doing" copy with three live counters pulled from a JSON snapshot the workflows already produce: "Today: 412 open 311 · 3 fatal crashes (90d) · 17 districts reporting." Makes the site feel alive and keeps people hitting refresh.</text:p>
        </text:list-item>
      </text:list>
      <text:h text:style-name="Heading_20_2" text:outline-level="2" text:is-list-header="true">My picks if you want a starting trio</text:h>
      <text:list text:style-name="L5">
        <text:list-item>
          <text:p text:style-name="P6"><text:span text:style-name="T6">#1 + #6</text:span> together (deep-link subscribe + WebApp buttons): biggest UX leap for mobile users with one workflow's worth of work.</text:p>
        </text:list-item>
        <text:list-item>
          <text:p text:style-name="P6"><text:span text:style-name="T6">#5</text:span> (OG cards): cheapest signup-conversion lift you'll get all year.</text:p>
        </text:list-item>
      </text:list>
      <text:p text:style-name="Text_20_body">Which thread do you want to pull?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5-04T22:11:21.245827105</dc:date>
    <meta:editing-duration>PT3H21M20S</meta:editing-duration>
    <meta:editing-cycles>1</meta:editing-cycles>
    <meta:document-statistic meta:table-count="0" meta:image-count="0" meta:object-count="0" meta:page-count="2" meta:paragraph-count="28" meta:word-count="687" meta:character-count="4326" meta:non-whitespace-character-count="3682"/>
    <meta:generator>LibreOffice/26.2.2.2$Linux_X86_64 LibreOffice_project/620$Build-2</meta:generator>
  </office:meta>
</office:document-meta>
</file>